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2aef" officeooo:paragraph-rsid="00062a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tez donc un film dans ma vie que j’en so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3:38:35.958707108</meta:creation-date>
    <meta:editing-duration>PT1H59M49S</meta:editing-duration>
    <meta:editing-cycles>2</meta:editing-cycles>
    <meta:generator>LibreOffice/5.2.6.2$Linux_X86_64 LibreOffice_project/20m0$Build-2</meta:generator>
    <dc:date>2017-07-02T15:49:06.948391386</dc:date>
    <meta:document-statistic meta:table-count="0" meta:image-count="0" meta:object-count="0" meta:page-count="1" meta:paragraph-count="1" meta:word-count="10" meta:character-count="46" meta:non-whitespace-character-count="37"/>
  </office:meta>
</office:document-meta>
</file>